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08281f" officeooo:paragraph-rsid="0008281f" style:font-name-asian="Nimbus Mono L" style:font-size-asian="10pt" style:font-name-complex="Liberation Mono" style:font-size-complex="10pt"/>
    </style:style>
    <style:style style:name="P3" style:family="paragraph" style:parent-style-name="Preformatted_20_Text">
      <style:text-properties officeooo:rsid="0008281f" officeooo:paragraph-rsid="000828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/>
            <text:p text:style-name="P2"><text:s text:c="3"/>34. ( <text:s/>1) 3T # whatever</text:p>
            <text:p text:style-name="P2"><text:s text:c="3"/>44. ( <text:s/>1) xx # carriage</text:p>
            <text:p text:style-name="P2"><text:s text:c="3"/>68. ( <text:s/>1) xx # encounters</text:p>
            <text:p text:style-name="P2"><text:s text:c="3"/>88. ( <text:s/>1) xx # substituted</text:p>
            <text:p text:style-name="P2"><text:s text:c="2"/>106. ( <text:s/>1) xx # oblivious</text:p>
            <text:p text:style-name="P2"><text:s text:c="2"/>120. ( <text:s/>1) 3T # pipe</text:p>
            <text:p text:style-name="P2"><text:s text:c="2"/>127. ( <text:s/>2) xT # pipes</text:p>
            <text:p text:style-name="P2"><text:s text:c="2"/>155. ( <text:s/>1) xx # interleaved</text:p>
            <text:p text:style-name="P2"><text:s text:c="2"/>167. ( <text:s/>1) xx # bracketed</text:p>
            <text:p text:style-name="P2"><text:s text:c="2"/>176. ( <text:s/>1) 3T # entirely</text:p>
            <text:p text:style-name="P2"><text:s text:c="2"/>196. ( <text:s/>1) xx # untouched</text:p>
            <text:p text:style-name="P2"><text:s text:c="2"/>204. ( <text:s/>1) xT # overhead</text:p>
            <text:p text:style-name="P2"><text:s text:c="2"/>217. ( <text:s/>1) xx # shielded</text:p>
            <text:p text:style-name="P2"><text:s text:c="2"/>221. ( <text:s/>1) xx # invoked</text:p>
            <text:p text:style-name="P2"/>
          </table:table-cell>
          <table:table-cell table:style-name="Table1.B1" office:value-type="string">
            <text:p text:style-name="P2"/>
            <text:p text:style-name="P2">    34. (1) 3T # все</text:p>
            <text:p text:style-name="P2">    44. (1) хх # вагон</text:p>
            <text:p text:style-name="P2">    68. (1) хх # встреч</text:p>
            <text:p text:style-name="P2">    88. (1) хх # замещено</text:p>
            <text:p text:style-name="P2">   106. (1) хх # не обращая внимания</text:p>
            <text:p text:style-name="P2">   120. (1) 3T # труба</text:p>
            <text:p text:style-name="P2">   127. (2) xT # трубы</text:p>
            <text:p text:style-name="P2">   155. (1) хх # с чередованием</text:p>
            <text:p text:style-name="P2">   167. (1) хх # в скобках</text:p>
            <text:p text:style-name="P2">   176. (1) 3T # полностью</text:p>
            <text:p text:style-name="P2">   196. (1) хх # нетронутым</text:p>
            <text:p text:style-name="P2">   204. (1) xT # накладные расходы</text:p>
            <text:p text:style-name="P2">   217. (1) хх # экранированный</text:p>
            <text:p text:style-name="P2">   221. (1) вызвано xx #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</table:table>
      <text:p text:style-name="P3">=== Word number is 600</text:p>
      <text:p text:style-name="P3"/>
      <text:p text:style-name="P3">=== Unique word number is 223</text:p>
      <text:p text:style-name="P3"/>
      <text:p text:style-name="P3">=== Unknown word number is 14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7T16:53:25.518120520</dc:date>
    <meta:editing-duration>PT54S</meta:editing-duration>
    <meta:editing-cycles>1</meta:editing-cycles>
    <meta:document-statistic meta:table-count="1" meta:image-count="0" meta:object-count="0" meta:page-count="1" meta:paragraph-count="31" meta:word-count="176" meta:character-count="816" meta:non-whitespace-character-count="579"/>
    <meta:generator>LibreOffice/5.1.6.2$Linux_X86_64 LibreOffice_project/10m0$Build-2</meta:generator>
  </office:meta>
</office:document-meta>
</file>